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470.86pt"/>
    </style:style>
    <style:style style:name="co3" style:family="table-column">
      <style:table-column-properties fo:break-before="auto" style:column-width="179.04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T1" style:family="text">
      <style:text-properties style:text-position="super 58%"/>
    </style:style>
    <style:style style:name="T2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answer1</text:p>
          </table:table-cell>
          <table:table-cell office:value-type="string" calcext:value-type="string">
            <text:p>answer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splay contents of file ‘test 1’ to standard output</text:p>
          </table:table-cell>
          <table:table-cell office:value-type="string" calcext:value-type="string">
            <text:p>cat test1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isplay contents of file ‘test 1’ including endlines, tabs, and non printing characters to standard output</text:p>
          </table:table-cell>
          <table:table-cell office:value-type="string" calcext:value-type="string">
            <text:p>cat -A test1</text:p>
          </table:table-cell>
          <table:table-cell office:value-type="string" calcext:value-type="string">
            <text:p>cat -vET test1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isplay contents of files ‘test1’ and ‘test2’ to standard out</text:p>
          </table:table-cell>
          <table:table-cell office:value-type="string" calcext:value-type="string">
            <text:p>cat test1 test2</text:p>
          </table:table-cell>
          <table:table-cell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isplay contents of ‘test1’ to standard out with line numbering</text:p>
          </table:table-cell>
          <table:table-cell office:value-type="string" calcext:value-type="string">
            <text:p>cat -n test1</text:p>
          </table:table-cell>
          <table:table-cell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write contents of file ‘test1’ into file ‘test2’</text:p>
          </table:table-cell>
          <table:table-cell office:value-type="string" calcext:value-type="string">
            <text:p>cat test1 &gt; test2</text:p>
          </table:table-cell>
          <table:table-cell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write standard in to a file ‘test2’</text:p>
          </table:table-cell>
          <table:table-cell office:value-type="string" calcext:value-type="string">
            <text:p>cat &gt; test2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opy file ‘test1’ to a new file called ‘test2’</text:p>
          </table:table-cell>
          <table:table-cell office:value-type="string" calcext:value-type="string">
            <text:p>cp test1 test2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opy contents of directory ‘dir1’ to new directory ‘dir2’</text:p>
          </table:table-cell>
          <table:table-cell office:value-type="string" calcext:value-type="string">
            <text:p>cp -r dir1 dir2</text:p>
          </table:table-cell>
          <table:table-cell office:value-type="string" calcext:value-type="string">
            <text:p>cp -R dir1 dir2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opy all files inside ‘dir1’ into existing directory ‘dir2’</text:p>
          </table:table-cell>
          <table:table-cell office:value-type="string" calcext:value-type="string">
            <text:p>cp dir1/* dir2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opy file ‘test1’ over existing file ‘test2’ only if test1 is newer than test2</text:p>
          </table:table-cell>
          <table:table-cell office:value-type="string" calcext:value-type="string">
            <text:p>cp -u test1 test2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opy files ‘test1’ to ‘test2’ while displaying all lines copied</text:p>
          </table:table-cell>
          <table:table-cell office:value-type="string" calcext:value-type="string">
            <text:p>cp -v test1 test2</text:p>
          </table:table-cell>
          <table:table-cell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ove file named ‘test1’ to a new file named ‘test3’ (ie rename file)</text:p>
          </table:table-cell>
          <table:table-cell office:value-type="string" calcext:value-type="string">
            <text:p>mv test1 test3</text:p>
          </table:table-cell>
          <table:table-cell table:number-columns-repeated="102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move file named ‘test1’ to a <text:s/>file named ‘test3’ (ie rename file), but do not overwrite if ‘test3’ exists</text:p>
          </table:table-cell>
          <table:table-cell office:value-type="string" calcext:value-type="string">
            <text:p>mv -n test1 test3</text:p>
          </table:table-cell>
          <table:table-cell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ove file named ‘test1’ to file named ‘test4’ while outputting verbosely</text:p>
          </table:table-cell>
          <table:table-cell office:value-type="string" calcext:value-type="string">
            <text:p>mv -v test1 test4</text:p>
          </table:table-cell>
          <table:table-cell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ove directory ‘dir1’ to a new directory named ‘dir3’</text:p>
          </table:table-cell>
          <table:table-cell office:value-type="string" calcext:value-type="string">
            <text:p>mv dir1 dir3</text:p>
          </table:table-cell>
          <table:table-cell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ove file named ‘test1’ to file named ‘test2’ but only if test1 is newer than test2</text:p>
          </table:table-cell>
          <table:table-cell office:value-type="string" calcext:value-type="string">
            <text:p>mv -u test1 test2</text:p>
          </table:table-cell>
          <table:table-cell table:number-columns-repeated="102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reate a file called ‘test’ in the current working directory</text:p>
          </table:table-cell>
          <table:table-cell office:value-type="string" calcext:value-type="string">
            <text:p>touch test</text:p>
          </table:table-cell>
          <table:table-cell table:number-columns-repeated="102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reate 26 new files in the current working directory named alphabetically A through Z </text:p>
          </table:table-cell>
          <table:table-cell office:value-type="string" calcext:value-type="string">
            <text:p>touch {A..Z}</text:p>
          </table:table-cell>
          <table:table-cell table:number-columns-repeated="102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Update the access and modification time of file ‘test1’ to current time</text:p>
          </table:table-cell>
          <table:table-cell office:value-type="string" calcext:value-type="string">
            <text:p>touch test1</text:p>
          </table:table-cell>
          <table:table-cell table:number-columns-repeated="102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Update access and modification time of all files and folders in the current working directory</text:p>
          </table:table-cell>
          <table:table-cell office:value-type="string" calcext:value-type="string">
            <text:p>touch *</text:p>
          </table:table-cell>
          <table:table-cell table:number-columns-repeated="102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lete (unlink name from filesystem) a file called ‘test1’ in the current working directory</text:p>
          </table:table-cell>
          <table:table-cell office:value-type="string" calcext:value-type="string">
            <text:p>rm test1</text:p>
          </table:table-cell>
          <table:table-cell table:number-columns-repeated="102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lete (unlink name from file system) a directory called ‘dir1’ in the current working directory</text:p>
          </table:table-cell>
          <table:table-cell office:value-type="string" calcext:value-type="string">
            <text:p>rm -r dir1</text:p>
          </table:table-cell>
          <table:table-cell table:number-columns-repeated="102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Overwrite file named ‘test1’ in current working directory so it cannot be recovered</text:p>
          </table:table-cell>
          <table:table-cell office:value-type="string" calcext:value-type="string">
            <text:p>shred test1</text:p>
          </table:table-cell>
          <table:table-cell table:number-columns-repeated="102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lete (unlink name from file system) a file called ‘test1’ while printing actions to stdout</text:p>
          </table:table-cell>
          <table:table-cell office:value-type="string" calcext:value-type="string">
            <text:p>rm -v</text:p>
          </table:table-cell>
          <table:table-cell table:number-columns-repeated="102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lete (unlink name from file system) a file called ‘test1’ with prompting before deletion</text:p>
          </table:table-cell>
          <table:table-cell office:value-type="string" calcext:value-type="string">
            <text:p>rm -i test1</text:p>
          </table:table-cell>
          <table:table-cell table:number-columns-repeated="1021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Delete (unlink name from file system) a directory called ‘dir1’ in the current working directory, do not ask before deleting write protected files</text:p>
          </table:table-cell>
          <table:table-cell office:value-type="string" calcext:value-type="string">
            <text:p>rm -rf dir1</text:p>
          </table:table-cell>
          <table:table-cell table:number-columns-repeated="1021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hange attributes of file ‘test1’ to add write protection (made need superuser permissions)</text:p>
          </table:table-cell>
          <table:table-cell office:value-type="string" calcext:value-type="string">
            <text:p>chattr +i test1</text:p>
          </table:table-cell>
          <table:table-cell table:number-columns-repeated="1021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List file attributes of the file ‘test1’</text:p>
          </table:table-cell>
          <table:table-cell office:value-type="string" calcext:value-type="string">
            <text:p>lsattr test1</text:p>
          </table:table-cell>
          <table:table-cell table:number-columns-repeated="1021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List attributes of contents of current working directory</text:p>
          </table:table-cell>
          <table:table-cell office:value-type="string" calcext:value-type="string">
            <text:p>lsattr</text:p>
          </table:table-cell>
          <table:table-cell table:number-columns-repeated="1021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hange attributes of file ‘test1’ to add append only protection (made need superuser permissions)</text:p>
          </table:table-cell>
          <table:table-cell office:value-type="string" calcext:value-type="string">
            <text:p>chattr +a test1</text:p>
          </table:table-cell>
          <table:table-cell table:number-columns-repeated="1021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hange attributes of file ‘test1’ to remove append only protection (made need superuser permissions)</text:p>
          </table:table-cell>
          <table:table-cell office:value-type="string" calcext:value-type="string">
            <text:p>chattr -a test1</text:p>
          </table:table-cell>
          <table:table-cell table:number-columns-repeated="1021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hange attributes of the directory ‘dir1’ to make write protected (made need superuser permissions)</text:p>
          </table:table-cell>
          <table:table-cell office:value-type="string" calcext:value-type="string">
            <text:p>chattr +i dir1</text:p>
          </table:table-cell>
          <table:table-cell table:number-columns-repeated="1021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hange attributes of the directory ‘dir1’ to remove write protection (made need superuser permissions)</text:p>
          </table:table-cell>
          <table:table-cell office:value-type="string" calcext:value-type="string">
            <text:p>chattr -i dir1</text:p>
          </table:table-cell>
          <table:table-cell table:number-columns-repeated="1021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output name of current user</text:p>
          </table:table-cell>
          <table:table-cell office:value-type="string" calcext:value-type="string">
            <text:p>whoami</text:p>
          </table:table-cell>
          <table:table-cell office:value-type="string" calcext:value-type="string">
            <text:p>logname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output name and group information of current user</text:p>
          </table:table-cell>
          <table:table-cell office:value-type="string" calcext:value-type="string">
            <text:p>id</text:p>
          </table:table-cell>
          <table:table-cell table:number-columns-repeated="1021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output name of current users logged in to the system</text:p>
          </table:table-cell>
          <table:table-cell office:value-type="string" calcext:value-type="string">
            <text:p>w</text:p>
          </table:table-cell>
          <table:table-cell table:number-columns-repeated="1021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output current time and how long the system has been running</text:p>
          </table:table-cell>
          <table:table-cell office:value-type="string" calcext:value-type="string">
            <text:p>uptime</text:p>
          </table:table-cell>
          <table:table-cell table:number-columns-repeated="1021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isplay message ‘hello’ to all users currently logged in to the system</text:p>
          </table:table-cell>
          <table:table-cell office:value-type="string" calcext:value-type="string">
            <text:p>wall hello</text:p>
          </table:table-cell>
          <table:table-cell table:number-columns-repeated="102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isplay the UNIX manual page for the program ls (then quit manual with ‘q’)</text:p>
          </table:table-cell>
          <table:table-cell office:value-type="string" calcext:value-type="string">
            <text:p>man ls</text:p>
          </table:table-cell>
          <table:table-cell table:number-columns-repeated="102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isplay the GNU info page for the program ls (then quit)</text:p>
          </table:table-cell>
          <table:table-cell office:value-type="string" calcext:value-type="string">
            <text:p>info ls</text:p>
          </table:table-cell>
          <table:table-cell table:number-columns-repeated="102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isplay the pathname of the file(program) which would run if you typed ls</text:p>
          </table:table-cell>
          <table:table-cell office:value-type="string" calcext:value-type="string">
            <text:p>which ls</text:p>
          </table:table-cell>
          <table:table-cell table:number-columns-repeated="102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isplay simply one line description of behavior of program ‘ls’</text:p>
          </table:table-cell>
          <table:table-cell office:value-type="string" calcext:value-type="string">
            <text:p>whatis ls</text:p>
          </table:table-cell>
          <table:table-cell table:number-columns-repeated="102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isplay the manual page for the manual itself</text:p>
          </table:table-cell>
          <table:table-cell office:value-type="string" calcext:value-type="string">
            <text:p>man man</text:p>
          </table:table-cell>
          <table:table-cell table:number-columns-repeated="102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isplay the manual page for C standard library function ‘fopen’ (Not a terminal command)</text:p>
          </table:table-cell>
          <table:table-cell office:value-type="string" calcext:value-type="string">
            <text:p>man 3 fopen</text:p>
          </table:table-cell>
          <table:table-cell office:value-type="string" calcext:value-type="string">
            <text:p>man fopen</text:p>
          </table:table-cell>
          <table:table-cell table:number-columns-repeated="1020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isplay the manual page for terminal command ‘printf’</text:p>
          </table:table-cell>
          <table:table-cell office:value-type="string" calcext:value-type="string">
            <text:p>man printf</text:p>
          </table:table-cell>
          <table:table-cell office:value-type="string" calcext:value-type="string">
            <text:p>Man 1 printf</text:p>
          </table:table-cell>
          <table:table-cell table:number-columns-repeated="1020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isplay the manual page for the C standard library function ‘printf’ (not the terminal command)</text:p>
          </table:table-cell>
          <table:table-cell office:value-type="string" calcext:value-type="string">
            <text:p>man 3 printf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display the manual page for the Linux system call ‘open’ (note the OS syscall, not terminal or C stdlib)</text:p>
          </table:table-cell>
          <table:table-cell office:value-type="string" calcext:value-type="string">
            <text:p>man 2 open</text:p>
          </table:table-cell>
          <table:table-cell table:number-columns-repeated="1021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isplay the current date and time on the system</text:p>
          </table:table-cell>
          <table:table-cell office:value-type="string" calcext:value-type="string">
            <text:p>date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display the current epoch time in seconds (seconds since January 1<text:span text:style-name="T1">st</text:span>, 1970)</text:p>
          </table:table-cell>
          <table:table-cell office:value-type="string" calcext:value-type="string">
            <text:p>date +%s</text:p>
          </table:table-cell>
          <table:table-cell table:number-columns-repeated="1021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use date command to convert current epoch time in seconds to a date</text:p>
          </table:table-cell>
          <table:table-cell office:value-type="string" calcext:value-type="string">
            <text:p>date -d @</text:p>
          </table:table-cell>
          <table:table-cell table:number-columns-repeated="1021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isplay calendar of events for the current month</text:p>
          </table:table-cell>
          <table:table-cell office:value-type="string" calcext:value-type="string">
            <text:p>calendar</text:p>
          </table:table-cell>
          <table:table-cell table:number-columns-repeated="1021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heck what type of file ‘test1’ is (ASCII, elf etc)</text:p>
          </table:table-cell>
          <table:table-cell office:value-type="string" calcext:value-type="string">
            <text:p>file test1</text:p>
          </table:table-cell>
          <table:table-cell table:number-columns-repeated="1021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heck what type of files all files in the current directory are</text:p>
          </table:table-cell>
          <table:table-cell office:value-type="string" calcext:value-type="string">
            <text:p>file *</text:p>
          </table:table-cell>
          <table:table-cell table:number-columns-repeated="1021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print the full path of file called test1</text:p>
          </table:table-cell>
          <table:table-cell office:value-type="string" calcext:value-type="string">
            <text:p>readlink -f test1</text:p>
          </table:table-cell>
          <table:table-cell table:number-columns-repeated="1021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heck what type of files all files in the ‘/boot’ directory are</text:p>
          </table:table-cell>
          <table:table-cell office:value-type="string" calcext:value-type="string">
            <text:p>file <text:span text:style-name="T2">boot</text:span>*</text:p>
          </table:table-cell>
          <table:table-cell table:number-columns-repeated="1021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create a tar archive from file ‘test1’ called ‘test1.tar’ using flags for create mode, verbose and specifying file name</text:p>
          </table:table-cell>
          <table:table-cell office:value-type="string" calcext:value-type="string">
            <text:p>tar -cvf test1.tar test1</text:p>
          </table:table-cell>
          <table:table-cell table:number-columns-repeated="1021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check the file type of file named ‘test1.tar’</text:p>
          </table:table-cell>
          <table:table-cell office:value-type="string" calcext:value-type="string">
            <text:p>file test1.tar</text:p>
          </table:table-cell>
          <table:table-cell table:number-columns-repeated="1021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extract to current directory contents of tar archive called ‘test1.tar’ using verbose flag</text:p>
          </table:table-cell>
          <table:table-cell office:value-type="string" calcext:value-type="string">
            <text:p>tar -xvf test1.tar</text:p>
          </table:table-cell>
          <table:table-cell office:value-type="string" calcext:value-type="string">
            <text:p>tar -xf test1.tar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extract contents of tar archive called ‘test1.tar’ to stdout (may be disallowed)</text:p>
          </table:table-cell>
          <table:table-cell office:value-type="string" calcext:value-type="string">
            <text:p>tar -xv test1.tar</text:p>
          </table:table-cell>
          <table:table-cell office:value-type="string" calcext:value-type="string">
            <text:p>tar -xvf – test1.tar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create archive of directory ‘dir1’ called ‘dir1.tar’ in verbose mode</text:p>
          </table:table-cell>
          <table:table-cell office:value-type="string" calcext:value-type="string">
            <text:p>tar -cvf dir1.tar dir1</text:p>
          </table:table-cell>
          <table:table-cell table:number-columns-repeated="1021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use tar to create a gzip archive from file ‘test1’ called ‘test1.tar.gz’ using flags for create mode, verbose and specifying file name</text:p>
          </table:table-cell>
          <table:table-cell office:value-type="string" calcext:value-type="string">
            <text:p>tar -cvzf test1.tar.gz test1</text:p>
          </table:table-cell>
          <table:table-cell table:number-columns-repeated="1021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use tar to extract gzip archive from file called ‘test1.tar.gz’ using verbose mode</text:p>
          </table:table-cell>
          <table:table-cell office:value-type="string" calcext:value-type="string">
            <text:p>tar -xvf test1.tar.gz</text:p>
          </table:table-cell>
          <table:table-cell table:number-columns-repeated="1021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use tar to list contents of archive called ‘test1.tar.gz’</text:p>
          </table:table-cell>
          <table:table-cell office:value-type="string" calcext:value-type="string">
            <text:p>tar -tvf test1.tar.gz</text:p>
          </table:table-cell>
          <table:table-cell table:number-columns-repeated="102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isplay ‘hello’ to the stdout</text:p>
          </table:table-cell>
          <table:table-cell office:value-type="string" calcext:value-type="string">
            <text:p>echo ‘hello’</text:p>
          </table:table-cell>
          <table:table-cell office:value-type="string" calcext:value-type="string">
            <text:p>echo hello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isplay ‘hello’ to stdout without automatic newline added</text:p>
          </table:table-cell>
          <table:table-cell office:value-type="string" calcext:value-type="string">
            <text:p>echo -n ‘hello’</text:p>
          </table:table-cell>
          <table:table-cell table:number-columns-repeated="102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eclare a local variable x and set it equal to 10</text:p>
          </table:table-cell>
          <table:table-cell office:value-type="string" calcext:value-type="string">
            <text:p>x=10</text:p>
          </table:table-cell>
          <table:table-cell table:number-columns-repeated="102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echo the value of the variable x</text:p>
          </table:table-cell>
          <table:table-cell office:value-type="string" calcext:value-type="string">
            <text:p>echo $x</text:p>
          </table:table-cell>
          <table:table-cell office:value-type="string" calcext:value-type="string">
            <text:p>echo “$x”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echo the return value of the last program run</text:p>
          </table:table-cell>
          <table:table-cell office:value-type="string" calcext:value-type="string">
            <text:p>echo $?</text:p>
          </table:table-cell>
          <table:table-cell table:number-columns-repeated="102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echo to the terminal the control character represented by ‘\x03’</text:p>
          </table:table-cell>
          <table:table-cell office:value-type="string" calcext:value-type="string">
            <text:p>echo -e ‘\x03’</text:p>
          </table:table-cell>
          <table:table-cell table:number-columns-repeated="102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use echo to print names of all files in the current directory (like ls –color=never)</text:p>
          </table:table-cell>
          <table:table-cell office:value-type="string" calcext:value-type="string">
            <text:p>echo *</text:p>
          </table:table-cell>
          <table:table-cell table:number-columns-repeated="102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use echo to print names of files that end with .tar in current directory</text:p>
          </table:table-cell>
          <table:table-cell office:value-type="string" calcext:value-type="string">
            <text:p>echo *.tar</text:p>
          </table:table-cell>
          <table:table-cell table:number-columns-repeated="102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use echo to display the contents of your PATH variable</text:p>
          </table:table-cell>
          <table:table-cell office:value-type="string" calcext:value-type="string">
            <text:p>echo $PATH</text:p>
          </table:table-cell>
          <table:table-cell table:number-columns-repeated="1021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display the usage of disk capacity for all currently mounted filsystems</text:p>
          </table:table-cell>
          <table:table-cell office:value-type="string" calcext:value-type="string">
            <text:p>df</text:p>
          </table:table-cell>
          <table:table-cell table:number-columns-repeated="1021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display the usage of disk capacity in human readable format</text:p>
          </table:table-cell>
          <table:table-cell office:value-type="string" calcext:value-type="string">
            <text:p>df -h</text:p>
          </table:table-cell>
          <table:table-cell table:number-columns-repeated="1021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display usage of inodes capacity in the filesystem</text:p>
          </table:table-cell>
          <table:table-cell office:value-type="string" calcext:value-type="string">
            <text:p>df -i</text:p>
          </table:table-cell>
          <table:table-cell table:number-columns-repeated="1021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display usage of disk capacity for all currently mounted filesystems along with file system type</text:p>
          </table:table-cell>
          <table:table-cell office:value-type="string" calcext:value-type="string">
            <text:p>df -T</text:p>
          </table:table-cell>
          <table:table-cell table:number-columns-repeated="1021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list all files that are currently open on the system</text:p>
          </table:table-cell>
          <table:table-cell office:value-type="string" calcext:value-type="string">
            <text:p>lsof</text:p>
          </table:table-cell>
          <table:table-cell table:number-columns-repeated="1021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display all system configuration variables </text:p>
          </table:table-cell>
          <table:table-cell office:value-type="string" calcext:value-type="string">
            <text:p>getconf -a</text:p>
          </table:table-cell>
          <table:table-cell table:number-columns-repeated="1021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display the value of all environmental variables for the current environment</text:p>
          </table:table-cell>
          <table:table-cell office:value-type="string" calcext:value-type="string">
            <text:p>env</text:p>
          </table:table-cell>
          <table:table-cell office:value-type="string" calcext:value-type="string">
            <text:p>printenv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execute the command ‘ls’ with all environmental variables turned off</text:p>
          </table:table-cell>
          <table:table-cell office:value-type="string" calcext:value-type="string">
            <text:p>env -i ls</text:p>
          </table:table-cell>
          <table:table-cell table:number-columns-repeated="1021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echo an environmental variable for the shell used</text:p>
          </table:table-cell>
          <table:table-cell office:value-type="string" calcext:value-type="string">
            <text:p>echo $SHELL</text:p>
          </table:table-cell>
          <table:table-cell table:number-columns-repeated="1021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set an environmental variable for the session to ‘MYVAR=10’</text:p>
          </table:table-cell>
          <table:table-cell office:value-type="string" calcext:value-type="string">
            <text:p>export MYVAR=10</text:p>
          </table:table-cell>
          <table:table-cell table:number-columns-repeated="1021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echo the value of MYVAR to terminal</text:p>
          </table:table-cell>
          <table:table-cell office:value-type="string" calcext:value-type="string">
            <text:p>echo $MYVAR</text:p>
          </table:table-cell>
          <table:table-cell office:value-type="string" calcext:value-type="string">
            <text:p>echo “$MYVAR”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remove the variable MYVAR from the current environment</text:p>
          </table:table-cell>
          <table:table-cell office:value-type="string" calcext:value-type="string">
            <text:p>unset MYVAR</text:p>
          </table:table-cell>
          <table:table-cell table:number-columns-repeated="1021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use export to display all variables declared in the current environment</text:p>
          </table:table-cell>
          <table:table-cell office:value-type="string" calcext:value-type="string">
            <text:p>export -p</text:p>
          </table:table-cell>
          <table:table-cell office:value-type="string" calcext:value-type="string">
            <text:p>export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display all local variables and function declarations</text:p>
          </table:table-cell>
          <table:table-cell office:value-type="string" calcext:value-type="string">
            <text:p>set</text:p>
          </table:table-cell>
          <table:table-cell table:number-columns-repeated="1021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print the last 10 lines of file ‘longfile’ to standard out</text:p>
          </table:table-cell>
          <table:table-cell office:value-type="string" calcext:value-type="string">
            <text:p>tail longfile</text:p>
          </table:table-cell>
          <table:table-cell table:number-columns-repeated="1021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print the last 20 lines of file ‘longfile’ to standard out</text:p>
          </table:table-cell>
          <table:table-cell office:value-type="string" calcext:value-type="string">
            <text:p>tail -n 20 longfile</text:p>
          </table:table-cell>
          <table:table-cell table:number-columns-repeated="1021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ontinually check the last 10 lines of the file ‘longfile’ and print changes (Ctrl + C to exit)</text:p>
          </table:table-cell>
          <table:table-cell office:value-type="string" calcext:value-type="string">
            <text:p>tail -f longfile</text:p>
          </table:table-cell>
          <table:table-cell table:number-columns-repeated="1021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lear the terminal window</text:p>
          </table:table-cell>
          <table:table-cell office:value-type="string" calcext:value-type="string">
            <text:p>clear</text:p>
          </table:table-cell>
          <table:table-cell table:number-columns-repeated="1021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list the files in the system log files directory <text:s/>(in ubuntu check /var/log )</text:p>
          </table:table-cell>
          <table:table-cell office:value-type="string" calcext:value-type="string">
            <text:p>ls /var/log</text:p>
          </table:table-cell>
          <table:table-cell table:number-columns-repeated="1021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print the last 10 lines of the syslog file</text:p>
          </table:table-cell>
          <table:table-cell office:value-type="string" calcext:value-type="string">
            <text:p>tail /var/log/syslog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write the output of the command ‘man grep’ to a file called test1</text:p>
          </table:table-cell>
          <table:table-cell office:value-type="string" calcext:value-type="string">
            <text:p>man grep &gt; test1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search and print all lines in file test1 in which the word shell occurs</text:p>
          </table:table-cell>
          <table:table-cell office:value-type="string" calcext:value-type="string">
            <text:p>grep shell test1</text:p>
          </table:table-cell>
          <table:table-cell office:value-type="string" calcext:value-type="string">
            <text:p>grep “shell” test1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copy file test1 to new file test2 and search all files in directory for word shell</text:p>
          </table:table-cell>
          <table:table-cell office:value-type="string" calcext:value-type="string">
            <text:p>grep shell *</text:p>
          </table:table-cell>
          <table:table-cell office:value-type="string" calcext:value-type="string">
            <text:p>grep shell test1 test2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search and print all lines in file test1 in which the word manual occurs ignoring case</text:p>
          </table:table-cell>
          <table:table-cell office:value-type="string" calcext:value-type="string">
            <text:p>grep -i manual test1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search and print all lines in file test1 which do NOT contain the word grep</text:p>
          </table:table-cell>
          <table:table-cell office:value-type="string" calcext:value-type="string">
            <text:p>grep -v grep test1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search and print all lines in file test1 which match anything (.*)</text:p>
          </table:table-cell>
          <table:table-cell office:value-type="string" calcext:value-type="string">
            <text:p>grep .* test1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search all files (but not subdirectories) in directory dir1 for word shell</text:p>
          </table:table-cell>
          <table:table-cell office:value-type="string" calcext:value-type="string">
            <text:p>grep shell dir1/*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search directory dir1 and its subdirectories for word shell</text:p>
          </table:table-cell>
          <table:table-cell office:value-type="string" calcext:value-type="string">
            <text:p>grep -r shell dir1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print the number of occurrences of the word shell in file test1</text:p>
          </table:table-cell>
          <table:table-cell office:value-type="string" calcext:value-type="string">
            <text:p>grep -c shell test1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search and print all lines along with line numbers which contain the word shell in test1</text:p>
          </table:table-cell>
          <table:table-cell office:value-type="string" calcext:value-type="string">
            <text:p>grep -n shell test1</text:p>
          </table:table-cell>
          <table:table-cell table:number-columns-repeated="1021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print the version of the Linux kernel you are using</text:p>
          </table:table-cell>
          <table:table-cell office:value-type="string" calcext:value-type="string">
            <text:p>uname -r</text:p>
          </table:table-cell>
          <table:table-cell table:number-columns-repeated="1021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print all information available about system kernel and hardware platform</text:p>
          </table:table-cell>
          <table:table-cell office:value-type="string" calcext:value-type="string">
            <text:p>uname -a</text:p>
          </table:table-cell>
          <table:table-cell table:number-columns-repeated="1021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print the system hostname as it would appear in a DNS server</text:p>
          </table:table-cell>
          <table:table-cell office:value-type="string" calcext:value-type="string">
            <text:p>hostname</text:p>
          </table:table-cell>
          <table:table-cell office:value-type="string" calcext:value-type="string">
            <text:p>uname -n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run the command ls as superuser (ok if this command fails if you do not have root password)</text:p>
          </table:table-cell>
          <table:table-cell office:value-type="string" calcext:value-type="string">
            <text:p>sudo ls</text:p>
          </table:table-cell>
          <table:table-cell table:number-columns-repeated="1021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type the command you would use to become superuser (ok to fail if you do not have root password)</text:p>
          </table:table-cell>
          <table:table-cell office:value-type="string" calcext:value-type="string">
            <text:p>sudo su</text:p>
          </table:table-cell>
          <table:table-cell table:number-columns-repeated="1021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show the current process status for active processes in the current shell</text:p>
          </table:table-cell>
          <table:table-cell office:value-type="string" calcext:value-type="string">
            <text:p>ps</text:p>
          </table:table-cell>
          <table:table-cell table:number-columns-repeated="1021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show the current process status for all processes on the system</text:p>
          </table:table-cell>
          <table:table-cell office:value-type="string" calcext:value-type="string">
            <text:p>ps -A</text:p>
          </table:table-cell>
          <table:table-cell office:value-type="string" calcext:value-type="string">
            <text:p>ps -e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show the current system processes in a tree format (ie showing parent child relationships)</text:p>
          </table:table-cell>
          <table:table-cell office:value-type="string" calcext:value-type="string">
            <text:p>ps -e --forest</text:p>
          </table:table-cell>
          <table:table-cell office:value-type="string" calcext:value-type="string">
            <text:p>ps -A --forest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show the current system processes in order of %mem they are using</text:p>
          </table:table-cell>
          <table:table-cell office:value-type="string" calcext:value-type="string">
            <text:p>ps -e --sort=%mem</text:p>
          </table:table-cell>
          <table:table-cell office:value-type="string" calcext:value-type="string">
            <text:p>ps -A | grep sys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search and print processes which contain the substring sys</text:p>
          </table:table-cell>
          <table:table-cell office:value-type="string" calcext:value-type="string">
            <text:p>ps -e | grep sys</text:p>
          </table:table-cell>
          <table:table-cell office:value-type="string" calcext:value-type="string">
            <text:p>ps -A | grep sys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lookup process id (PID) by name for processes including string sys</text:p>
          </table:table-cell>
          <table:table-cell office:value-type="string" calcext:value-type="string">
            <text:p>pgrep sys</text:p>
          </table:table-cell>
          <table:table-cell table:number-columns-repeated="1021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run program to page through syslog (/var/log/syslog), then type q to quit</text:p>
          </table:table-cell>
          <table:table-cell office:value-type="string" calcext:value-type="string">
            <text:p>less /var/sys/log</text:p>
          </table:table-cell>
          <table:table-cell office:value-type="string" calcext:value-type="string">
            <text:p>more /var/sys/log</text:p>
          </table:table-cell>
          <table:table-cell table:number-columns-repeated="1020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run program to page through syslong (/var/log/syslog) as a background process (use space between all terms)</text:p>
          </table:table-cell>
          <table:table-cell office:value-type="string" calcext:value-type="string">
            <text:p>less /var/sys/log &amp;</text:p>
          </table:table-cell>
          <table:table-cell office:value-type="string" calcext:value-type="string">
            <text:p>more /var/sys/log &amp;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Print current background jobs</text:p>
          </table:table-cell>
          <table:table-cell office:value-type="string" calcext:value-type="string">
            <text:p>jobs</text:p>
          </table:table-cell>
          <table:table-cell table:number-columns-repeated="1021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NOTE - jobs may not have man or info pages, enter another way to check jobs command options</text:p>
          </table:table-cell>
          <table:table-cell office:value-type="string" calcext:value-type="string">
            <text:p>jobs --help</text:p>
          </table:table-cell>
          <table:table-cell table:number-columns-repeated="1021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Print current background jobs along with PID</text:p>
          </table:table-cell>
          <table:table-cell office:value-type="string" calcext:value-type="string">
            <text:p>jobs -l</text:p>
          </table:table-cell>
          <table:table-cell table:number-columns-repeated="1021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Send an signal to the background job to kill it using its job# ( %1)</text:p>
          </table:table-cell>
          <table:table-cell office:value-type="string" calcext:value-type="string">
            <text:p>kill %1</text:p>
          </table:table-cell>
          <table:table-cell table:number-columns-repeated="1021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Again run program to page through syslong (/var/log/syslog) as a background process (use space between all terms)</text:p>
          </table:table-cell>
          <table:table-cell office:value-type="string" calcext:value-type="string">
            <text:p>less /var/sys/log &amp;</text:p>
          </table:table-cell>
          <table:table-cell office:value-type="string" calcext:value-type="string">
            <text:p>more /var/sys/log &amp;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Get the PID of the background job you ran using pgrep</text:p>
          </table:table-cell>
          <table:table-cell office:value-type="string" calcext:value-type="string">
            <text:p>pgrep less</text:p>
          </table:table-cell>
          <table:table-cell office:value-type="string" calcext:value-type="string">
            <text:p>pgrep more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Send a SIGKILL signal to that PID to kill the job</text:p>
          </table:table-cell>
          <table:table-cell office:value-type="string" calcext:value-type="string">
            <text:p>kill -9</text:p>
          </table:table-cell>
          <table:table-cell office:value-type="string" calcext:value-type="string">
            <text:p>kill -s SIGKILL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List all possible signals that can be sent to processes using the kill command</text:p>
          </table:table-cell>
          <table:table-cell office:value-type="string" calcext:value-type="string">
            <text:p>kill -l</text:p>
          </table:table-cell>
          <table:table-cell table:number-columns-repeated="1021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create a file called ‘test3’ in the current working directory by running man ls &gt; test3</text:p>
          </table:table-cell>
          <table:table-cell office:value-type="string" calcext:value-type="string">
            <text:p>man ls &gt; test1</text:p>
          </table:table-cell>
          <table:table-cell table:number-columns-repeated="1021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run command to print number of lines, words, and bytes in file test3</text:p>
          </table:table-cell>
          <table:table-cell office:value-type="string" calcext:value-type="string">
            <text:p>wc test3</text:p>
          </table:table-cell>
          <table:table-cell table:number-columns-repeated="1021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run command to print only the number of lines in file test3</text:p>
          </table:table-cell>
          <table:table-cell office:value-type="string" calcext:value-type="string">
            <text:p>wc -l test3</text:p>
          </table:table-cell>
          <table:table-cell table:number-columns-repeated="1021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run command to print only the number of words in file test3</text:p>
          </table:table-cell>
          <table:table-cell office:value-type="string" calcext:value-type="string">
            <text:p>wc -w test3</text:p>
          </table:table-cell>
          <table:table-cell table:number-columns-repeated="1021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run this command to generate a copy of test3 with line numbers added named test4 cat -n test3 &gt; test4</text:p>
          </table:table-cell>
          <table:table-cell office:value-type="string" calcext:value-type="string">
            <text:p>cat -n test3 &gt; test4</text:p>
          </table:table-cell>
          <table:table-cell table:number-columns-repeated="1021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print a sorted (default sorting) output of test4</text:p>
          </table:table-cell>
          <table:table-cell office:value-type="string" calcext:value-type="string">
            <text:p>sort test4</text:p>
          </table:table-cell>
          <table:table-cell table:number-columns-repeated="1021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print a sorted (sort by numerical value) output of test4</text:p>
          </table:table-cell>
          <table:table-cell office:value-type="string" calcext:value-type="string">
            <text:p>sort -g test4</text:p>
          </table:table-cell>
          <table:table-cell office:value-type="string" calcext:value-type="string">
            <text:p>sort -n test4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print a reversed sort by numerical value of test4</text:p>
          </table:table-cell>
          <table:table-cell office:value-type="string" calcext:value-type="string">
            <text:p>sort -rg test4</text:p>
          </table:table-cell>
          <table:table-cell office:value-type="string" calcext:value-type="string">
            <text:p>sort -rn test4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check if file test4 is sorted using the sort command</text:p>
          </table:table-cell>
          <table:table-cell office:value-type="string" calcext:value-type="string">
            <text:p>sort -c test4</text:p>
          </table:table-cell>
          <table:table-cell table:number-columns-repeated="1021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run a command to repeatedly print “hello” to the screen until stopped with Ctrl+C</text:p>
          </table:table-cell>
          <table:table-cell office:value-type="string" calcext:value-type="string">
            <text:p>yes hello</text:p>
          </table:table-cell>
          <table:table-cell table:number-columns-repeated="1021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run a command to repeatedly print “hello” to the screen and then send to background while it is running</text:p>
          </table:table-cell>
          <table:table-cell office:value-type="string" calcext:value-type="string">
            <text:p>yes hello</text:p>
          </table:table-cell>
          <table:table-cell table:number-columns-repeated="1021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bring back that job that was stopped into the foreground (ie controlling the terminal), then stop with Ctrl + C</text:p>
          </table:table-cell>
          <table:table-cell office:value-type="string" calcext:value-type="string">
            <text:p>fg %1</text:p>
          </table:table-cell>
          <table:table-cell table:number-columns-repeated="1021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run a command to check the location of the program that will run if you type ‘yes’</text:p>
          </table:table-cell>
          <table:table-cell office:value-type="string" calcext:value-type="string">
            <text:p>which yes</text:p>
          </table:table-cell>
          <table:table-cell office:value-type="string" calcext:value-type="string">
            <text:p>whereis yes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print that binary file to stdout as if it were normal text (use absolute file paths)</text:p>
          </table:table-cell>
          <table:table-cell table:number-columns-repeated="2" office:value-type="string" calcext:value-type="string">
            <text:p>cat /usr/bin/yes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print only the human readable (ie ascii text) strings in that binary file to stdout</text:p>
          </table:table-cell>
          <table:table-cell office:value-type="string" calcext:value-type="string">
            <text:p>strings /usr/bin/yes</text:p>
          </table:table-cell>
          <table:table-cell table:number-columns-repeated="1021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print only the human readable (ie ascii text) strings in that binary file to a file called ‘yes’</text:p>
          </table:table-cell>
          <table:table-cell office:value-type="string" calcext:value-type="string">
            <text:p>strings /usr/bin/yes</text:p>
          </table:table-cell>
          <table:table-cell table:number-columns-repeated="1021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print the human readable (ie ascii text) strings in that binary file to a file called ‘yes2’, removing duplicate lines</text:p>
          </table:table-cell>
          <table:table-cell office:value-type="string" calcext:value-type="string">
            <text:p>strings /usr/bin/yes | sort | uniq</text:p>
          </table:table-cell>
          <table:table-cell office:value-type="string" calcext:value-type="string">
            <text:p>strings /usr/bin/yes | sort -u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print lines where files yes and yes2 differ</text:p>
          </table:table-cell>
          <table:table-cell office:value-type="string" calcext:value-type="string">
            <text:p>diff yes yes2</text:p>
          </table:table-cell>
          <table:table-cell table:number-columns-repeated="1021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print lines where files yes and yes2 differ in side by side view</text:p>
          </table:table-cell>
          <table:table-cell office:value-type="string" calcext:value-type="string">
            <text:p>diff -y yes yes2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information about your cpu</text:p>
          </table:table-cell>
          <table:table-cell office:value-type="string" calcext:value-type="string">
            <text:p>lscpu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information about system hardware (note- restricted if not superuser)</text:p>
          </table:table-cell>
          <table:table-cell office:value-type="string" calcext:value-type="string">
            <text:p>lshw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information about block devices on your system</text:p>
          </table:table-cell>
          <table:table-cell office:value-type="string" calcext:value-type="string">
            <text:p>lsblk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information about block devices on your system with file system type</text:p>
          </table:table-cell>
          <table:table-cell office:value-type="string" calcext:value-type="string">
            <text:p>lsblk -f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information about address ranges of available memory</text:p>
          </table:table-cell>
          <table:table-cell office:value-type="string" calcext:value-type="string">
            <text:p>lsmem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information about pci devices on the system</text:p>
          </table:table-cell>
          <table:table-cell office:value-type="string" calcext:value-type="string">
            <text:p>lspci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information about usb devices on the system</text:p>
          </table:table-cell>
          <table:table-cell office:value-type="string" calcext:value-type="string">
            <text:p>lsusb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run program to display real-time process by resource usage</text:p>
          </table:table-cell>
          <table:table-cell office:value-type="string" calcext:value-type="string">
            <text:p>top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the size on disk of a directory named dir1</text:p>
          </table:table-cell>
          <table:table-cell office:value-type="string" calcext:value-type="string">
            <text:p>du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the side on disk of a directory named dir1 in human readable format</text:p>
          </table:table-cell>
          <table:table-cell office:value-type="string" calcext:value-type="string">
            <text:p>du -h</text:p>
          </table:table-cell>
          <table:table-cell table:number-columns-repeated="1021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display the size on disk of all files and directories in the current folder in human readable format</text:p>
          </table:table-cell>
          <table:table-cell office:value-type="string" calcext:value-type="string">
            <text:p>du * -h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the size on disk of contents of /home as a single number</text:p>
          </table:table-cell>
          <table:table-cell office:value-type="string" calcext:value-type="string">
            <text:p>du -s /home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the time it takes to run the command to display size of /home as a summary</text:p>
          </table:table-cell>
          <table:table-cell office:value-type="string" calcext:value-type="string">
            <text:p>time du -s /home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the current usage of system memory</text:p>
          </table:table-cell>
          <table:table-cell office:value-type="string" calcext:value-type="string">
            <text:p>free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isplay the current usage of system memory in human readable format</text:p>
          </table:table-cell>
          <table:table-cell office:value-type="string" calcext:value-type="string">
            <text:p>free -h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earch and list all files in the /home directory whose filename ends with the extension .db</text:p>
          </table:table-cell>
          <table:table-cell office:value-type="string" calcext:value-type="string">
            <text:p>find /home -name *.db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earch and list files in the current directory for a file or folder matching dir2</text:p>
          </table:table-cell>
          <table:table-cell office:value-type="string" calcext:value-type="string">
            <text:p>find . -name dir2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earch and list all files in the home directory whose size is 5MB or greater</text:p>
          </table:table-cell>
          <table:table-cell office:value-type="string" calcext:value-type="string">
            <text:p>find /home -size +5M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earch and list all files in the home directory which are executable</text:p>
          </table:table-cell>
          <table:table-cell office:value-type="string" calcext:value-type="string">
            <text:p>find /home -executable</text:p>
          </table:table-cell>
          <table:table-cell table:number-columns-repeated="1021"/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search and find all files or folders in the current directory matching ‘dir’, then execute command cat on them</text:p>
          </table:table-cell>
          <table:table-cell office:value-type="string" calcext:value-type="string">
            <text:p>find . dir -exec cat {} \;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earch and list files in the /home directory that are empty</text:p>
          </table:table-cell>
          <table:table-cell office:value-type="string" calcext:value-type="string">
            <text:p>find /home -empty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earch and find all files or folders ending in .jpg <text:s/>using locate database </text:p>
          </table:table-cell>
          <table:table-cell office:value-type="string" calcext:value-type="string">
            <text:p>locate test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create a new empty file called ‘test5’ in current directory</text:p>
          </table:table-cell>
          <table:table-cell office:value-type="string" calcext:value-type="string">
            <text:p>touch test5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earch in locate database for file test5</text:p>
          </table:table-cell>
          <table:table-cell office:value-type="string" calcext:value-type="string">
            <text:p>locate test5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run command to update locate database to reflect most recent information (note may require superuser)</text:p>
          </table:table-cell>
          <table:table-cell office:value-type="string" calcext:value-type="string">
            <text:p>updatedb</text:p>
          </table:table-cell>
          <table:table-cell office:value-type="string" calcext:value-type="string">
            <text:p>sudo updatedb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earch in locate database for file test5</text:p>
          </table:table-cell>
          <table:table-cell office:value-type="string" calcext:value-type="string">
            <text:p>locate test5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earch locate database for all shell scripts (file extension .sh) and print only number found</text:p>
          </table:table-cell>
          <table:table-cell office:value-type="string" calcext:value-type="string">
            <text:p>locate -c *.sh</text:p>
          </table:table-cell>
          <table:table-cell table:number-columns-repeated="1021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earch locate database using regular expression /test$ to match only exact filename test</text:p>
          </table:table-cell>
          <table:table-cell office:value-type="string" calcext:value-type="string">
            <text:p>locate -r /test$</text:p>
          </table:table-cell>
          <table:table-cell table:number-columns-repeated="1021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list all currently defined command aliases</text:p>
          </table:table-cell>
          <table:table-cell office:value-type="string" calcext:value-type="string">
            <text:p>alias</text:p>
          </table:table-cell>
          <table:table-cell table:number-columns-repeated="1021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create a temporary (only for this session) alias so that typing ‘long’ runs the command ‘ls -al’</text:p>
          </table:table-cell>
          <table:table-cell office:value-type="string" calcext:value-type="string">
            <text:p>alias long=’ls -al’</text:p>
          </table:table-cell>
          <table:table-cell table:number-columns-repeated="1021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create a (only for this session) alias so that typing ‘back’ runs the command ‘cd -’ (returns you to previous directory)</text:p>
          </table:table-cell>
          <table:table-cell office:value-type="string" calcext:value-type="string">
            <text:p>alias back=’cd -’</text:p>
          </table:table-cell>
          <table:table-cell table:number-columns-repeated="1021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create a temporary (only for this session) alias so that typing ‘lsf’ runs the commands ‘ls -al’ AND lsattr</text:p>
          </table:table-cell>
          <table:table-cell office:value-type="string" calcext:value-type="string">
            <text:p>alias lsf=’ls -al; lsattr’</text:p>
          </table:table-cell>
          <table:table-cell table:number-columns-repeated="1021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remove alias defined for lsf</text:p>
          </table:table-cell>
          <table:table-cell office:value-type="string" calcext:value-type="string">
            <text:p>unalias lsf</text:p>
          </table:table-cell>
          <table:table-cell table:number-columns-repeated="1021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enter command to change your user password, (then type Enter twice to cancel password change)</text:p>
          </table:table-cell>
          <table:table-cell office:value-type="string" calcext:value-type="string">
            <text:p>passwd</text:p>
          </table:table-cell>
          <table:table-cell table:number-columns-repeated="1021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enter command to indicate your user password status</text:p>
          </table:table-cell>
          <table:table-cell office:value-type="string" calcext:value-type="string">
            <text:p>passwd -S</text:p>
          </table:table-cell>
          <table:table-cell table:number-columns-repeated="1021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enter the command to create a new user (will fail unless superuser)</text:p>
          </table:table-cell>
          <table:table-cell office:value-type="string" calcext:value-type="string">
            <text:p>adduser</text:p>
          </table:table-cell>
          <table:table-cell table:number-columns-repeated="1021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enter command to print file test6 with all lowercase letters translated to upper case</text:p>
          </table:table-cell>
          <table:table-cell office:value-type="string" calcext:value-type="string">
            <text:p>cat test6 | tr “[a-z]” “[A-Z]”</text:p>
          </table:table-cell>
          <table:table-cell office:value-type="string" calcext:value-type="string">
            <text:p>cat test6 | tr [a-z] [A-Z]</text:p>
          </table:table-cell>
          <table:table-cell table:number-columns-repeated="1020"/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enter command to print file test6 with all letters upper and lower case shifted by 13 places (format n-za-mN-ZA-M)</text:p>
          </table:table-cell>
          <table:table-cell table:number-columns-repeated="2" office:value-type="string" calcext:value-type="string">
            <text:p>cat test6 | tr a-zA-Z n-za-mN-ZA-M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enter command to print file test6 with all parentheses changed to brackets {}</text:p>
          </table:table-cell>
          <table:table-cell table:number-columns-repeated="2" office:value-type="string" calcext:value-type="string">
            <text:p>cat test6 | tr ‘()’ ‘{}’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enter command to print file test6 with all digits removed (format [:digit:] )</text:p>
          </table:table-cell>
          <table:table-cell office:value-type="string" calcext:value-type="string">
            <text:p>cat test6 | tr -d [:digit:]</text:p>
          </table:table-cell>
          <table:table-cell table:number-columns-repeated="1021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enter command to print file test6 with only digits remaining (the complement set of the last command)</text:p>
          </table:table-cell>
          <table:table-cell office:value-type="string" calcext:value-type="string">
            <text:p>cat test6 | tr -cd [:digit:]</text:p>
          </table:table-cell>
          <table:table-cell table:number-columns-repeated="1021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print a sequence of numbers 1 to 15</text:p>
          </table:table-cell>
          <table:table-cell office:value-type="string" calcext:value-type="string">
            <text:p>seq 15</text:p>
          </table:table-cell>
          <table:table-cell office:value-type="string" calcext:value-type="string">
            <text:p>echo {1..15}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print a sequence of numbers 1 to 15 on a single line (single space in between)</text:p>
          </table:table-cell>
          <table:table-cell office:value-type="string" calcext:value-type="string">
            <text:p>seq -s “ “ 15</text:p>
          </table:table-cell>
          <table:table-cell office:value-type="string" calcext:value-type="string">
            <text:p>echo {1..15}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print information on your current private ip address</text:p>
          </table:table-cell>
          <table:table-cell office:value-type="string" calcext:value-type="string">
            <text:p>ip addr</text:p>
          </table:table-cell>
          <table:table-cell office:value-type="string" calcext:value-type="string">
            <text:p>ip address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ping the server at google.com continuously</text:p>
          </table:table-cell>
          <table:table-cell office:value-type="string" calcext:value-type="string">
            <text:p>ping google.com</text:p>
          </table:table-cell>
          <table:table-cell table:number-columns-repeated="1021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ping the server at google.com only twice</text:p>
          </table:table-cell>
          <table:table-cell office:value-type="string" calcext:value-type="string">
            <text:p>ping -c 2 google.com</text:p>
          </table:table-cell>
          <table:table-cell table:number-columns-repeated="1021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ping the server at amazon.com with an audible alert</text:p>
          </table:table-cell>
          <table:table-cell office:value-type="string" calcext:value-type="string">
            <text:p>ping -a amazon.com</text:p>
          </table:table-cell>
          <table:table-cell table:number-columns-repeated="1021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check DNS server to get the ip address of google.com</text:p>
          </table:table-cell>
          <table:table-cell office:value-type="string" calcext:value-type="string">
            <text:p>nslookup google.com</text:p>
          </table:table-cell>
          <table:table-cell office:value-type="string" calcext:value-type="string">
            <text:p>dig google.com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run utility to display list of open socket connections</text:p>
          </table:table-cell>
          <table:table-cell office:value-type="string" calcext:value-type="string">
            <text:p>ss</text:p>
          </table:table-cell>
          <table:table-cell table:number-columns-repeated="1021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display list of listening socket connections</text:p>
          </table:table-cell>
          <table:table-cell office:value-type="string" calcext:value-type="string">
            <text:p>ss -l</text:p>
          </table:table-cell>
          <table:table-cell table:number-columns-repeated="1021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display list of tcp listening socket connections</text:p>
          </table:table-cell>
          <table:table-cell office:value-type="string" calcext:value-type="string">
            <text:p>ss -lt</text:p>
          </table:table-cell>
          <table:table-cell table:number-columns-repeated="1021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display list of socket connections along with process using them</text:p>
          </table:table-cell>
          <table:table-cell office:value-type="string" calcext:value-type="string">
            <text:p>ss -p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se command to download page at address <text:a xlink:href="http://google.com/" xlink:type="simple">http://google.com</text:a></text:p>
          </table:table-cell>
          <table:table-cell office:value-type="string" calcext:value-type="string">
            <text:p>wget <text:a xlink:href="http://google.com/" xlink:type="simple">http://google.com</text:a></text:p>
          </table:table-cell>
          <table:table-cell table:number-columns-repeated="1021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use command to download all entries found in file download.txt</text:p>
          </table:table-cell>
          <table:table-cell office:value-type="string" calcext:value-type="string">
            <text:p>wget -i download.txt</text:p>
          </table:table-cell>
          <table:table-cell table:number-columns-repeated="1021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use telnet protocol to connect to freechess.org port 5000</text:p>
          </table:table-cell>
          <table:table-cell office:value-type="string" calcext:value-type="string">
            <text:p>telnet freechess.org 5000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ry to use ssh protocol to connect to freechess.org port 5000 as user 'myuser'</text:p>
          </table:table-cell>
          <table:table-cell office:value-type="string" calcext:value-type="string">
            <text:p>ssh my<text:a xlink:href="mailto:user@freechess.org" xlink:type="simple">user@freechess.org</text:a> -p 5000</text:p>
          </table:table-cell>
          <table:table-cell table:number-columns-repeated="1021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print all the commands you have entered at the command line</text:p>
          </table:table-cell>
          <table:table-cell office:value-type="string" calcext:value-type="string">
            <text:p>history</text:p>
          </table:table-cell>
          <table:table-cell table:number-columns-repeated="1021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repeat the last command you entered (note - not using arrow functionality)</text:p>
          </table:table-cell>
          <table:table-cell office:value-type="string" calcext:value-type="string">
            <text:p>!!</text:p>
          </table:table-cell>
          <table:table-cell table:number-columns-repeated="1021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repeat the last command you entered as the superuser</text:p>
          </table:table-cell>
          <table:table-cell office:value-type="string" calcext:value-type="string">
            <text:p>sudo !!</text:p>
          </table:table-cell>
          <table:table-cell table:number-columns-repeated="1021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search the history command output for “passwd”</text:p>
          </table:table-cell>
          <table:table-cell office:value-type="string" calcext:value-type="string">
            <text:p>history | grep passwd</text:p>
          </table:table-cell>
          <table:table-cell table:number-columns-repeated="1021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start a program listening for traffic on port 1234</text:p>
          </table:table-cell>
          <table:table-cell office:value-type="string" calcext:value-type="string">
            <text:p>nc -l 1234</text:p>
          </table:table-cell>
          <table:table-cell table:number-columns-repeated="1021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enter command to send messages to localhost (127.0.0.1) port 1234</text:p>
          </table:table-cell>
          <table:table-cell office:value-type="string" calcext:value-type="string">
            <text:p>nc 127.0.0.1 1234</text:p>
          </table:table-cell>
          <table:table-cell office:value-type="string" calcext:value-type="string">
            <text:p>nc localhost 1234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use a stream editor to show changing first occurrence of 'linux' to 'gnu linux' in file test.txt to stdout</text:p>
          </table:table-cell>
          <table:table-cell office:value-type="string" calcext:value-type="string">
            <text:p>sed 's/linux/gnu linux/' test.txt</text:p>
          </table:table-cell>
          <table:table-cell table:number-columns-repeated="1021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use a stream editor to show changing all occurrences of 'linux' to 'gnu linux' in file test.txt to stdout</text:p>
          </table:table-cell>
          <table:table-cell office:value-type="string" calcext:value-type="string">
            <text:p>sed 's/linux/gnu linux/g' test.txt</text:p>
          </table:table-cell>
          <table:table-cell table:number-columns-repeated="1021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use a stream editor to change all occurrences of linux to gnu linux in test.txt writing those changes to the file</text:p>
          </table:table-cell>
          <table:table-cell office:value-type="string" calcext:value-type="string">
            <text:p>sed -i 's/linux/gnu linux/g' test.txt</text:p>
          </table:table-cell>
          <table:table-cell table:number-columns-repeated="1021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use a stream editor to change all occurrences of Linux or linux to gnu linux in test.txt writing those changes to stdout</text:p>
          </table:table-cell>
          <table:table-cell office:value-type="string" calcext:value-type="string">
            <text:p>sed 's/linux/gnu linux/gi' test.txt</text:p>
          </table:table-cell>
          <table:table-cell office:value-type="string" calcext:value-type="string">
            <text:p>sed 's/linux/gnu linux/ig' test.txt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use stream editor to delete first line of file test.txt and print result to stdout</text:p>
          </table:table-cell>
          <table:table-cell office:value-type="string" calcext:value-type="string">
            <text:p>sed 1d test.txt</text:p>
          </table:table-cell>
          <table:table-cell table:number-columns-repeated="1021"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gather arguments 'one two three' and pipe them to a command that will touch (make) local files</text:p>
          </table:table-cell>
          <table:table-cell office:value-type="string" calcext:value-type="string">
            <text:p>echo 'one two three' | xargs touch</text:p>
          </table:table-cell>
          <table:table-cell table:number-columns-repeated="1021"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pipe results of 'find /home -name '*.sh" into a command that will cat each result</text:p>
          </table:table-cell>
          <table:table-cell office:value-type="string" calcext:value-type="string">
            <text:p>find /home -name '*.sh' | xargs cat</text:p>
          </table:table-cell>
          <table:table-cell table:number-columns-repeated="1021"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pipe results of 'find /home -name '*.sh' into a command that will count number of lines in each</text:p>
          </table:table-cell>
          <table:table-cell office:value-type="string" calcext:value-type="string">
            <text:p>find /home -name '*.sh' | xargs wc -l</text:p>
          </table:table-cell>
          <table:table-cell table:number-columns-repeated="1021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print a 128 bit checksum (hash) for file 'test1'</text:p>
          </table:table-cell>
          <table:table-cell office:value-type="string" calcext:value-type="string">
            <text:p>md5sum test1</text:p>
          </table:table-cell>
          <table:table-cell table:number-columns-repeated="1021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save a 128 bit checksum (hash) for file 'test1' to file called 'checksum'</text:p>
          </table:table-cell>
          <table:table-cell office:value-type="string" calcext:value-type="string">
            <text:p>md5sum test1 &gt; checksum</text:p>
          </table:table-cell>
          <table:table-cell table:number-columns-repeated="1021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run command to verify checksum in saved file 'checksum' against current file checksum</text:p>
          </table:table-cell>
          <table:table-cell office:value-type="string" calcext:value-type="string">
            <text:p>md5sum -c checksum</text:p>
          </table:table-cell>
          <table:table-cell table:number-columns-repeated="1021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print sha 256bit cryptographic hash of file 'test1'</text:p>
          </table:table-cell>
          <table:table-cell office:value-type="string" calcext:value-type="string">
            <text:p>sha256sum test1</text:p>
          </table:table-cell>
          <table:table-cell table:number-columns-repeated="1021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save sha256 cryptographic hash of file 'test1' to file checksum2</text:p>
          </table:table-cell>
          <table:table-cell office:value-type="string" calcext:value-type="string">
            <text:p>sha256sum test1 &gt; checksum2</text:p>
          </table:table-cell>
          <table:table-cell table:number-columns-repeated="1021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verify sha256 bit hash in file checksum2 against current file</text:p>
          </table:table-cell>
          <table:table-cell office:value-type="string" calcext:value-type="string">
            <text:p>sha256sum -c checksum2</text:p>
          </table:table-cell>
          <table:table-cell table:number-columns-repeated="1021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create a symbolic (link to path) link from 'test1' called 'testlink'</text:p>
          </table:table-cell>
          <table:table-cell office:value-type="string" calcext:value-type="string">
            <text:p>ln test1 testlink -s</text:p>
          </table:table-cell>
          <table:table-cell table:number-columns-repeated="1021"/>
        </table:table-row>
        <table:table-row table:style-name="ro3" table:number-rows-repeated="10483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3">00/00/0000</text:date>, <text:time style:data-style-name="N2" text:time-value="11:12:10.8760939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1:58:24.330105069</meta:creation-date>
    <dc:date>2018-12-03T11:59:22.637900669</dc:date>
    <meta:editing-duration>PT3H59M40S</meta:editing-duration>
    <meta:editing-cycles>19</meta:editing-cycles>
    <meta:generator>LibreOffice/6.0.6.2$Linux_X86_64 LibreOffice_project/00m0$Build-2</meta:generator>
    <meta:document-statistic meta:table-count="1" meta:cell-count="699" meta:object-count="0"/>
  </office:meta>
</office:document-meta>
</file>